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Ubuntu Mono" svg:font-family="'Ubuntu Mono'" style:font-pitch="fixed"/>
    <style:font-face style:name="Droid Sans Mono" svg:font-family="'Droid Sans Mono'" style:font-family-generic="swiss" style:font-pitch="fixed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3.54cm" fo:min-width="7.29cm" fo:padding-top="0.23cm" fo:padding-bottom="0.23cm" fo:padding-left="0.355cm" fo:padding-right="0.355cm"/>
    </style:style>
    <style:style style:name="gr2" style:family="graphic" style:parent-style-name="standard">
      <style:graphic-properties svg:stroke-width="0.212cm" svg:stroke-color="#000000" draw:marker-start-width="0.517cm" draw:marker-end-width="0.517cm" draw:fill="solid" draw:fill-color="#000000" draw:textarea-horizontal-align="justify" draw:textarea-vertical-align="middle" draw:auto-grow-height="false" fo:min-height="3.54cm" fo:min-width="7.29cm" fo:padding-top="0.23cm" fo:padding-bottom="0.23cm" fo:padding-left="0.355cm" fo:padding-right="0.355cm"/>
    </style:style>
    <style:style style:name="gr3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3.54cm" fo:min-width="7.29cm" fo:padding-top="0.23cm" fo:padding-bottom="0.23cm" fo:padding-left="0.355cm" fo:padding-right="0.355cm"/>
    </style:style>
    <style:style style:name="gr4" style:family="graphic" style:parent-style-name="standard">
      <style:graphic-properties draw:stroke="none" svg:stroke-width="0.212cm" svg:stroke-color="#000000" draw:marker-start-width="0.517cm" draw:marker-end-width="0.517cm" draw:fill="solid" draw:fill-color="#000000" draw:textarea-horizontal-align="justify" draw:textarea-vertical-align="middle" draw:auto-grow-height="false" fo:min-height="3.54cm" fo:min-width="7.29cm" fo:padding-top="0.23cm" fo:padding-bottom="0.23cm" fo:padding-left="0.355cm" fo:padding-right="0.355cm" draw:shadow="hidden"/>
    </style:style>
    <style:style style:name="gr5" style:family="graphic" style:parent-style-name="standard">
      <style:graphic-properties svg:stroke-width="0.212cm" svg:stroke-color="#000000" draw:marker-start-width="0.517cm" draw:marker-end-width="0.517cm" draw:fill="solid" draw:fill-color="#000000" draw:textarea-horizontal-align="justify" draw:textarea-vertical-align="middle" draw:auto-grow-height="false" fo:min-height="3.54cm" fo:min-width="7.29cm" fo:padding-top="0.23cm" fo:padding-bottom="0.23cm" fo:padding-left="0.355cm" fo:padding-right="0.355cm"/>
    </style:style>
    <style:style style:name="gr6" style:family="graphic" style:parent-style-name="standard">
      <style:graphic-properties draw:stroke="none" svg:stroke-width="0.212cm" svg:stroke-color="#000000" draw:marker-start-width="0.517cm" draw:marker-end-width="0.517cm" draw:fill="solid" draw:fill-color="#ffffff" draw:textarea-horizontal-align="justify" draw:textarea-vertical-align="middle" draw:auto-grow-height="false" fo:min-height="3.54cm" fo:min-width="7.29cm" fo:padding-top="0.23cm" fo:padding-bottom="0.23cm" fo:padding-left="0.355cm" fo:padding-right="0.355cm" draw:shadow="hidden"/>
    </style:style>
    <style:style style:name="P1" style:family="paragraph">
      <style:paragraph-properties fo:text-align="center"/>
      <style:text-properties style:font-name="Ubuntu Mono" fo:font-size="80pt" fo:font-weight="bold" style:font-size-asian="80pt" style:font-weight-asian="bold" style:font-size-complex="80pt" style:font-weight-complex="bold"/>
    </style:style>
    <style:style style:name="P2" style:family="paragraph">
      <loext:graphic-properties draw:fill="none"/>
      <style:paragraph-properties fo:text-align="center"/>
      <style:text-properties style:font-name="Ubuntu Mono"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text-align="center"/>
      <style:text-properties fo:color="#ffffff" style:font-name="Ubuntu Mono" fo:font-size="80pt" fo:font-weight="bold" style:font-size-asian="80pt" style:font-weight-asian="bold" style:font-size-complex="80pt" style:font-weight-complex="bold"/>
    </style:style>
    <style:style style:name="P4" style:family="paragraph">
      <loext:graphic-properties draw:fill="solid" draw:fill-color="#000000"/>
      <style:paragraph-properties fo:text-align="center"/>
      <style:text-properties fo:color="#ffffff" style:font-name="Ubuntu Mono" fo:font-size="80pt" fo:font-weight="bold" style:font-size-asian="80pt" style:font-weight-asian="bold" style:font-size-complex="80pt" style:font-weight-complex="bold"/>
    </style:style>
    <style:style style:name="P5" style:family="paragraph">
      <loext:graphic-properties draw:fill="none"/>
      <style:paragraph-properties fo:text-align="center"/>
      <style:text-properties style:font-name="Droid Sans Mono" fo:font-size="66pt" fo:font-weight="bold" style:font-size-asian="66pt" style:font-weight-asian="bold" style:font-size-complex="66pt" style:font-weight-complex="bold"/>
    </style:style>
    <style:style style:name="P6" style:family="paragraph">
      <loext:graphic-properties draw:fill="solid" draw:fill-color="#000000"/>
      <style:paragraph-properties fo:text-align="center"/>
      <style:text-properties style:font-name="Droid Sans Mono" fo:font-size="66pt" fo:font-weight="bold" style:font-size-asian="66pt" style:font-weight-asian="bold" style:font-size-complex="66pt" style:font-weight-complex="bold"/>
    </style:style>
    <style:style style:name="P7" style:family="paragraph">
      <loext:graphic-properties draw:fill="solid" draw:fill-color="#000000"/>
      <style:paragraph-properties fo:text-align="center"/>
      <style:text-properties fo:color="#ffffff" style:font-name="Droid Sans Mono" fo:font-size="80pt" fo:font-weight="bold" style:font-size-asian="80pt" style:font-weight-asian="bold" style:font-size-complex="80pt" style:font-weight-complex="bold"/>
    </style:style>
    <style:style style:name="P8" style:family="paragraph">
      <loext:graphic-properties draw:fill="solid" draw:fill-color="#ffffff"/>
      <style:paragraph-properties fo:text-align="center"/>
      <style:text-properties fo:color="#ffffff" style:font-name="Droid Sans Mono" fo:font-size="80pt" fo:font-weight="bold" style:font-size-asian="80pt" style:font-weight-asian="bold" style:font-size-complex="80pt" style:font-weight-complex="bold"/>
    </style:style>
    <style:style style:name="P9" style:family="paragraph">
      <loext:graphic-properties draw:fill="solid" draw:fill-color="#000000"/>
      <style:paragraph-properties fo:text-align="center"/>
      <style:text-properties style:font-name="Ubuntu Mono" fo:font-size="80pt" fo:font-weight="bold" style:font-size-asian="80pt" style:font-weight-asian="bold" style:font-size-complex="80pt" style:font-weight-complex="bold"/>
    </style:style>
    <style:style style:name="P10" style:family="paragraph">
      <loext:graphic-properties draw:fill="solid" draw:fill-color="#ffffff"/>
      <style:paragraph-properties fo:text-align="center"/>
      <style:text-properties fo:color="#ffffff" style:font-name="Ubuntu Mono" fo:font-size="80pt" fo:font-weight="bold" style:font-size-asian="80pt" style:font-weight-asian="bold" style:font-size-complex="80pt" style:font-weight-complex="bold"/>
    </style:style>
    <style:style style:name="T1" style:family="text">
      <style:text-properties style:font-name="Ubuntu Mono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ffffff" style:font-name="Ubuntu Mono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8cm" svg:height="4cm" svg:x="1.9cm" svg:y="3cm">
            <text:p text:style-name="P1"><text:span text:style-name="T1">ULTiM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8cm" svg:height="4cm" svg:x="1.9cm" svg:y="7cm">
            <text:p text:style-name="P3"><text:span text:style-name="T2">8x8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path draw:style-name="gr3" draw:text-style-name="P5" draw:layer="layout" svg:width="7.999cm" svg:height="3.999cm" svg:x="1.9cm" svg:y="15.3cm" svg:viewBox="0 0 8000 4000" svg:d="M0 4000c0-1333 0-2667 0-4000 2667 0 5333 0 8000 0 0 1333 0 2667 0 4000-2667 0-5333 0-8000 0z">
              <text:p/>
            </draw:path>
            <draw:path draw:style-name="gr4" draw:text-style-name="P6" draw:layer="layout" svg:width="1.209cm" svg:height="1.783cm" svg:x="2.306cm" svg:y="16.345cm" svg:viewBox="0 0 1210 1784" svg:d="M1210 0v1126c0 210-52 372-157 486-104 115-256 172-455 172-399 0-598-221-598-662v-1120h308v1108c0 261 101 392 301 392 192 0 289-132 292-394v-1108z">
              <text:p/>
            </draw:path>
            <draw:path draw:style-name="gr4" draw:text-style-name="P6" draw:layer="layout" svg:width="1.03cm" svg:height="1.758cm" svg:x="3.922cm" svg:y="16.347cm" svg:viewBox="0 0 1031 1759" svg:d="M0 1759c0-586 0-1173 0-1759 103 0 206 0 310 0 0 491 0 982 0 1473 240 0 481 0 721 0 0 96 0 191 0 286-343 0-687 0-1031 0z">
              <text:p/>
            </draw:path>
            <draw:path draw:style-name="gr4" draw:text-style-name="P6" draw:layer="layout" svg:width="1.258cm" svg:height="1.758cm" svg:x="5.268cm" svg:y="16.347cm" svg:viewBox="0 0 1259 1759" svg:d="M785 1759c-103 0-207 0-310 0 0-492 0-984 0-1476-158 0-317 0-475 0 0-94 0-189 0-283 420 0 839 0 1259 0 0 94 0 189 0 283-158 0-316 0-474 0 0 492 0 984 0 1476z">
              <text:p/>
            </draw:path>
            <draw:path draw:style-name="gr4" draw:text-style-name="P6" draw:layer="layout" svg:width="1.094cm" svg:height="1.858cm" svg:x="6.87cm" svg:y="16.247cm" svg:viewBox="0 0 1095 1859" svg:d="M544 0c113 0 169 59 169 178 0 58-17 103-51 133-33 31-73 46-118 46-113 0-170-59-170-179 0-119 57-178 170-178zM391 771l-306-24v-233h610v1097h400v248h-1095v-248h391z">
              <text:p/>
            </draw:path>
            <draw:path draw:style-name="gr4" draw:text-style-name="P6" draw:layer="layout" svg:width="1.236cm" svg:height="1.758cm" svg:x="8.269cm" svg:y="16.347cm" svg:viewBox="0 0 1237 1759" svg:d="M486 1759l-286-1492 9-3c40 195 60 346 60 453v1042h-269v-1759h369l249 1395h-7l252-1395h374v1759h-271v-1057c0-78 19-223 56-436l9 3-292 1490z">
              <text:p/>
            </draw:path>
          </draw:g>
          <draw:g>
            <draw:path draw:style-name="gr5" draw:text-style-name="P7" draw:layer="layout" svg:width="7.999cm" svg:height="3.999cm" svg:x="1.9cm" svg:y="19.3cm" svg:viewBox="0 0 8000 4000" svg:d="M0 4000c0-1333 0-2667 0-4000 2667 0 5333 0 8000 0 0 1333 0 2667 0 4000-2667 0-5333 0-8000 0z">
              <text:p/>
            </draw:path>
            <draw:path draw:style-name="gr6" draw:text-style-name="P8" draw:layer="layout" svg:width="1.38cm" svg:height="2.191cm" svg:x="3.396cm" svg:y="20.114cm" svg:viewBox="0 0 1381 2192" svg:d="M1027 1040c236 122 354 303 354 541 0 184-64 332-192 443-128 112-294 168-499 168-213 0-381-53-505-158-123-106-185-253-185-442 0-261 109-444 326-549-174-108-261-275-261-502 0-166 60-298 179-395 120-97 268-146 446-146 183 0 333 49 451 147 117 97 175 230 175 397 0 236-96 401-289 496zM693 872c174-77 261-183 261-318 0-75-23-131-69-170-45-38-111-57-198-57-83 0-147 19-192 57-45 39-67 95-67 170 0 69 19 127 57 176 38 48 108 96 208 142zM654 1211c-194 93-291 221-291 383 0 182 107 272 321 272 111 0 194-24 250-74 56-49 84-119 84-209 0-67-25-129-75-184-50-56-141-116-273-180z">
              <text:p/>
            </draw:path>
            <draw:path draw:style-name="gr6" draw:text-style-name="P8" draw:layer="layout" svg:width="1.656cm" svg:height="1.63cm" svg:x="5.068cm" svg:y="20.647cm" svg:viewBox="0 0 1657 1631" svg:d="M614 796c-195-265-390-531-585-796 144 0 288 0 432 0 123 174 246 348 369 522 124-174 247-348 371-522 144 0 288 0 432 0-196 265-392 531-588 796 204 279 408 557 612 835-143 0-287 0-430 0-133-186-265-372-397-558-133 186-266 372-398 558-144 0-288 0-432 0 205-278 409-557 614-835z">
              <text:p/>
            </draw:path>
            <draw:path draw:style-name="gr6" draw:text-style-name="P8" draw:layer="layout" svg:width="1.38cm" svg:height="2.191cm" svg:x="7.02cm" svg:y="20.114cm" svg:viewBox="0 0 1381 2192" svg:d="M1027 1040c236 122 354 303 354 541 0 184-64 332-192 443-128 112-294 168-499 168-213 0-381-53-505-158-123-106-185-253-185-442 0-261 109-444 326-549-174-108-261-275-261-502 0-166 60-298 179-395 120-97 268-146 446-146 183 0 333 49 451 147 117 97 175 230 175 397 0 236-96 401-289 496zM693 872c174-77 261-183 261-318 0-75-23-131-69-170-45-38-111-57-198-57-83 0-147 19-192 57-45 39-67 95-67 170 0 69 19 127 57 176 38 48 108 96 208 142zM654 1211c-194 93-291 221-291 383 0 182 107 272 321 272 111 0 194-24 250-74 56-49 84-119 84-209 0-67-25-129-75-184-50-56-141-116-273-180z">
              <text:p/>
            </draw:path>
          </draw:g>
        </draw:g>
        <draw:g>
          <draw:g>
            <draw:path draw:style-name="gr3" draw:text-style-name="P2" draw:layer="layout" svg:width="7.999cm" svg:height="3.999cm" svg:x="10.8cm" svg:y="3cm" svg:viewBox="0 0 8000 4000" svg:d="M0 4000c0-1333 0-2667 0-4000 2667 0 5333 0 8000 0 0 1333 0 2667 0 4000-2667 0-5333 0-8000 0z">
              <text:p/>
            </draw:path>
            <draw:path draw:style-name="gr4" draw:text-style-name="P9" draw:layer="layout" svg:width="1.19cm" svg:height="1.783cm" svg:x="11.375cm" svg:y="4.185cm" svg:viewBox="0 0 1191 1784" svg:d="M590 1784c-113-1-208-16-284-47s-137-76-182-134-77-129-96-212-28-175-28-276v-1115h350v1092c0 74 4 135 11 185 8 50 20 90 38 120s43 52 75 65 73 20 121 20c49 0 90-7 122-20s57-35 76-66c19-32 32-72 39-122 8-50 12-111 12-185v-1089h347v1115c0 101-10 193-28 276-19 83-52 154-99 212s-109 103-186 134-173 46-288 47z">
              <text:p/>
            </draw:path>
            <draw:path draw:style-name="gr4" draw:text-style-name="P9" draw:layer="layout" svg:width="1.097cm" svg:height="1.746cm" svg:x="12.879cm" svg:y="4.185cm" svg:viewBox="0 0 1098 1747" svg:d="M1098 1747c-366 0-732 0-1098 0 0-583 0-1165 0-1747 117 0 233 0 350 0 0 486 0 972 0 1459 249 0 498 0 748 0 0 96 0 192 0 288z">
              <text:p/>
            </draw:path>
            <draw:path draw:style-name="gr4" draw:text-style-name="P9" draw:layer="layout" svg:width="1.269cm" svg:height="1.745cm" svg:x="14.163cm" svg:y="4.184cm" svg:viewBox="0 0 1270 1746" svg:d="M1270 0c0 96 0 192 0 288-153 0-307 0-460 0 0 486 0 972 0 1458-117 0-233 0-350 0 0-486 0-972 0-1458-153 0-307 0-460 0 0-96 0-192 0-288 423 0 847 0 1270 0z">
              <text:p/>
            </draw:path>
            <draw:path draw:style-name="gr4" draw:text-style-name="P9" draw:layer="layout" svg:width="1.215cm" svg:height="1.96cm" svg:x="15.608cm" svg:y="4.001cm" svg:viewBox="0 0 1216 1961" svg:d="M700 223c0 68-22 121-65 161-43 39-95 59-155 59s-112-20-154-59c-42-40-64-93-64-161 0-70 22-124 64-164 42-39 94-59 154-59s112 20 155 59c43 40 65 94 65 164zM1216 1874c-71 33-138 56-201 69-64 12-121 18-174 18-90 0-166-13-227-39-61-27-110-65-147-115s-63-110-78-182c-15-71-22-153-22-245v-488h-367v-288h714v821c0 79 15 138 44 176 29 39 77 58 145 58 32 0 71-4 116-13 45-8 96-25 152-52z">
              <text:p/>
            </draw:path>
            <draw:path draw:style-name="gr4" draw:text-style-name="P9" draw:layer="layout" svg:width="1.28cm" svg:height="1.746cm" svg:x="16.985cm" svg:y="4.184cm" svg:viewBox="0 0 1281 1747" svg:d="M389 0c14 40 30 90 50 152s41 129 63 201c23 71 45 144 68 217s44 141 65 203c23-69 46-141 71-216 24-74 47-146 70-214 23-69 43-133 62-193 19-61 36-110 51-150h288c13 152 26 301 38 446s22 288 31 430c8 142 15 285 21 429s10 291 14 442h-319l17-1358-214 740h-254l-206-740 14 1358h-319c6-143 12-292 18-446 7-154 14-308 22-460 7-153 16-300 26-443 11-143 22-276 36-398z">
              <text:p/>
            </draw:path>
          </draw:g>
          <draw:g>
            <draw:path draw:style-name="gr5" draw:text-style-name="P4" draw:layer="layout" svg:width="7.999cm" svg:height="3.999cm" svg:x="10.8cm" svg:y="7cm" svg:viewBox="0 0 8000 4000" svg:d="M0 4000c0-1333 0-2667 0-4000 2667 0 5333 0 8000 0 0 1333 0 2667 0 4000-2667 0-5333 0-8000 0z">
              <text:p/>
            </draw:path>
            <draw:path draw:style-name="gr6" draw:text-style-name="P10" draw:layer="layout" svg:width="1.198cm" svg:height="1.825cm" svg:x="12.786cm" svg:y="8.142cm" svg:viewBox="0 0 1199 1826" svg:d="M1151 457c0 81-19 161-59 239-39 78-101 143-186 196 107 62 183 130 227 203s66 154 66 243c0 56-10 113-32 172-22 58-57 110-105 156-47 46-110 85-187 115s-172 45-285 45c-89 0-169-11-241-33-73-21-135-52-187-93-51-40-91-90-120-149-28-60-42-126-42-199 0-89 21-172 62-250s106-147 195-207c-83-57-139-117-170-181-30-64-45-132-45-203 0-57 10-115 30-177 20-61 51-116 95-165 43-49 100-89 172-121 71-32 160-48 265-48 167 0 300 41 399 124s148 194 148 333zM872 1332c0-38-7-71-21-99s-37-54-68-77c-31-24-71-47-120-71-49-23-107-48-175-75-52 44-93 92-121 146-28 53-42 104-42 153 0 76 26 133 80 171 54 39 117 58 190 58 85 0 152-20 202-61 50-40 75-89 75-145zM598 288c-60 0-113 17-159 51-46 33-69 83-69 149s21 120 65 161c43 41 119 85 228 130 59-43 100-91 124-143 25-51 37-102 37-151 0-66-22-115-66-148s-98-49-160-49z">
              <text:p/>
            </draw:path>
            <draw:path draw:style-name="gr6" draw:text-style-name="P10" draw:layer="layout" svg:width="1.3cm" svg:height="1.325cm" svg:x="14.149cm" svg:y="8.605cm" svg:viewBox="0 0 1301 1326" svg:d="M660 415l271-415h353l-429 638c45 54 89 112 133 173 43 61 84 123 124 185 39 62 75 121 107 178 32 56 59 107 82 152h-361c-51-96-102-181-153-257-50-75-98-143-144-203-56 75-107 149-152 220-45 72-91 152-138 240h-353c28-53 61-108 97-165 37-57 76-116 116-175 41-59 83-118 127-176 44-59 87-114 128-167l-465-643h364z">
              <text:p/>
            </draw:path>
            <draw:path draw:style-name="gr6" draw:text-style-name="P10" draw:layer="layout" svg:width="1.198cm" svg:height="1.825cm" svg:x="15.614cm" svg:y="8.142cm" svg:viewBox="0 0 1199 1826" svg:d="M1151 457c0 81-19 161-59 239-39 78-101 143-186 196 107 62 183 130 227 203s66 154 66 243c0 56-10 113-32 172-22 58-57 110-105 156-47 46-110 85-187 115s-172 45-285 45c-89 0-169-11-241-33-73-21-135-52-187-93-51-40-91-90-120-149-28-60-42-126-42-199 0-89 21-172 62-250s106-147 195-207c-83-57-139-117-170-181-30-64-45-132-45-203 0-57 10-115 30-177 20-61 51-116 95-165 43-49 100-89 172-121 71-32 160-48 265-48 167 0 300 41 399 124s148 194 148 333zM872 1332c0-38-7-71-21-99s-37-54-68-77c-31-24-71-47-120-71-49-23-107-48-175-75-52 44-93 92-121 146-28 53-42 104-42 153 0 76 26 133 80 171 54 39 117 58 190 58 85 0 152-20 202-61 50-40 75-89 75-145zM598 288c-60 0-113 17-159 51-46 33-69 83-69 149s21 120 65 161c43 41 119 85 228 130 59-43 100-91 124-143 25-51 37-102 37-151 0-66-22-115-66-148s-98-49-160-49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Ubuntu Mono" svg:font-family="'Ubuntu Mono'" style:font-pitch="fixed"/>
    <style:font-face style:name="Droid Sans Mono" svg:font-family="'Droid Sans Mono'" style:font-family-generic="swiss" style:font-pitch="fixed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21:38:24.535931640</meta:creation-date>
    <dc:date>2016-02-18T22:07:14.696527184</dc:date>
    <meta:editing-duration>PT13M40S</meta:editing-duration>
    <meta:editing-cycles>1</meta:editing-cycles>
    <meta:document-statistic meta:object-count="29"/>
    <meta:generator>LibreOffice/5.0.2.2$Linux_X86_64 LibreOffice_project/00m0$Build-2</meta:generator>
  </office:meta>
</office:document-meta>
</file>